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hopUrl</text:p>
          </table:table-cell>
          <table:table-cell office:value-type="string" table:style-name="ce1">
            <text:p>Ville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office:string-value="https://www.carrefour.fr/magasin/market-lille-gambetta/drive" table:formula="of:=CONCATENATE(&quot;https://www.carrefour.fr/magasin/&quot;;SUBSTITUTE(LOWER([.C2]);&quot; &quot;;&quot;-&quot;);&quot;/drive&quot;)" table:style-name="ce1">
            <text:p>https://www.carrefour.fr/magasin/market-lille-gambetta/drive</text:p>
          </table:table-cell>
          <table:table-cell office:value-type="string" table:style-name="ce2">
            <text:p><text:a xlink:href="https://www.carrefour.fr/magasin/market-lille-gambetta">Market Lille Gambetta</text:a>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office:string-value="https://www.carrefour.fr/magasin/market-lille-moselle/drive" table:formula="of:=CONCATENATE(&quot;https://www.carrefour.fr/magasin/&quot;;SUBSTITUTE(LOWER([.C3]);&quot; &quot;;&quot;-&quot;);&quot;/drive&quot;)" table:style-name="ce1">
            <text:p>https://www.carrefour.fr/magasin/market-lille-moselle/drive</text:p>
          </table:table-cell>
          <table:table-cell office:value-type="string" table:style-name="ce2">
            <text:p><text:a xlink:href="https://www.carrefour.fr/magasin/market-lille-moselle">Market Lille Moselle</text:a>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office:string-value="https://www.carrefour.fr/magasin/market-lille-fives/drive" table:formula="of:=CONCATENATE(&quot;https://www.carrefour.fr/magasin/&quot;;SUBSTITUTE(LOWER([.C4]);&quot; &quot;;&quot;-&quot;);&quot;/drive&quot;)" table:style-name="ce1">
            <text:p>https://www.carrefour.fr/magasin/market-lille-fives/drive</text:p>
          </table:table-cell>
          <table:table-cell office:value-type="string" table:style-name="ce2">
            <text:p><text:a xlink:href="https://www.carrefour.fr/magasin/market-lille-fives">Market Lille Fives</text:a>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office:string-value="https://www.carrefour.fr/magasin/market-la-madeleine/drive" table:formula="of:=CONCATENATE(&quot;https://www.carrefour.fr/magasin/&quot;;SUBSTITUTE(LOWER([.C5]);&quot; &quot;;&quot;-&quot;);&quot;/drive&quot;)" table:style-name="ce1">
            <text:p>https://www.carrefour.fr/magasin/market-la-madeleine/drive</text:p>
          </table:table-cell>
          <table:table-cell office:value-type="string" table:style-name="ce2">
            <text:p><text:a xlink:href="https://www.carrefour.fr/magasin/market-la-madeleine">Market La Madeleine</text:a>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office:string-value="https://www.carrefour.fr/magasin/lomme/drive" table:formula="of:=CONCATENATE(&quot;https://www.carrefour.fr/magasin/&quot;;SUBSTITUTE(LOWER([.C6]);&quot; &quot;;&quot;-&quot;);&quot;/drive&quot;)" table:style-name="ce1">
            <text:p>https://www.carrefour.fr/magasin/lomme/drive</text:p>
          </table:table-cell>
          <table:table-cell office:value-type="string" table:style-name="ce2">
            <text:p><text:a xlink:href="https://www.carrefour.fr/magasin/lomme">Lomme</text:a>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office:string-value="https://www.carrefour.fr/magasin/wasquehal/drive" table:formula="of:=CONCATENATE(&quot;https://www.carrefour.fr/magasin/&quot;;SUBSTITUTE(LOWER([.C7]);&quot; &quot;;&quot;-&quot;);&quot;/drive&quot;)" table:style-name="ce1">
            <text:p>https://www.carrefour.fr/magasin/wasquehal/drive</text:p>
          </table:table-cell>
          <table:table-cell office:value-type="string" table:style-name="ce2">
            <text:p><text:a xlink:href="https://www.carrefour.fr/magasin/wasquehal">Wasquehal</text:a>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office:string-value="https://www.carrefour.fr/magasin/market-bondues/drive" table:formula="of:=CONCATENATE(&quot;https://www.carrefour.fr/magasin/&quot;;SUBSTITUTE(LOWER([.C8]);&quot; &quot;;&quot;-&quot;);&quot;/drive&quot;)" table:style-name="ce1">
            <text:p>https://www.carrefour.fr/magasin/market-bondues/drive</text:p>
          </table:table-cell>
          <table:table-cell office:value-type="string" table:style-name="ce2">
            <text:p><text:a xlink:href="https://www.carrefour.fr/magasin/market-bondues">Market Bondues</text:a>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office:string-value="https://www.carrefour.fr/magasin/market-seclin/drive" table:formula="of:=CONCATENATE(&quot;https://www.carrefour.fr/magasin/&quot;;SUBSTITUTE(LOWER([.C9]);&quot; &quot;;&quot;-&quot;);&quot;/drive&quot;)" table:style-name="ce1">
            <text:p>https://www.carrefour.fr/magasin/market-seclin/drive</text:p>
          </table:table-cell>
          <table:table-cell office:value-type="string" table:style-name="ce2">
            <text:p><text:a xlink:href="https://www.carrefour.fr/magasin/market-seclin">Market Seclin</text:a>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office:string-value="https://www.carrefour.fr/magasin/market-hem/drive" table:formula="of:=CONCATENATE(&quot;https://www.carrefour.fr/magasin/&quot;;SUBSTITUTE(LOWER([.C10]);&quot; &quot;;&quot;-&quot;);&quot;/drive&quot;)" table:style-name="ce1">
            <text:p>https://www.carrefour.fr/magasin/market-hem/drive</text:p>
          </table:table-cell>
          <table:table-cell office:value-type="string" table:style-name="ce2">
            <text:p><text:a xlink:href="https://www.carrefour.fr/magasin/market-hem">Market Hem</text:a>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office:string-value="https://www.carrefour.fr/magasin/market-baisieux/drive" table:formula="of:=CONCATENATE(&quot;https://www.carrefour.fr/magasin/&quot;;SUBSTITUTE(LOWER([.C11]);&quot; &quot;;&quot;-&quot;);&quot;/drive&quot;)" table:style-name="ce1">
            <text:p>https://www.carrefour.fr/magasin/market-baisieux/drive</text:p>
          </table:table-cell>
          <table:table-cell office:value-type="string" table:style-name="ce2">
            <text:p><text:a xlink:href="https://www.carrefour.fr/magasin/market-baisieux">Market Baisieux</text:a>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office:string-value="https://www.carrefour.fr/magasin/market-annoeullin/drive" table:formula="of:=CONCATENATE(&quot;https://www.carrefour.fr/magasin/&quot;;SUBSTITUTE(LOWER([.C12]);&quot; &quot;;&quot;-&quot;);&quot;/drive&quot;)" table:style-name="ce1">
            <text:p>https://www.carrefour.fr/magasin/market-annoeullin/drive</text:p>
          </table:table-cell>
          <table:table-cell office:value-type="string" table:style-name="ce2">
            <text:p><text:a xlink:href="https://www.carrefour.fr/magasin/market-annoeullin">Market Annoeullin</text:a>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office:string-value="https://www.carrefour.fr/magasin/armentieres/drive" table:formula="of:=CONCATENATE(&quot;https://www.carrefour.fr/magasin/&quot;;SUBSTITUTE(LOWER([.C13]);&quot; &quot;;&quot;-&quot;);&quot;/drive&quot;)" table:style-name="ce1">
            <text:p>https://www.carrefour.fr/magasin/armentieres/drive</text:p>
          </table:table-cell>
          <table:table-cell office:value-type="string" table:style-name="ce2">
            <text:p><text:a xlink:href="https://www.carrefour.fr/magasin/armentieres">Armentieres</text:a></text:p>
          </table:table-cell>
          <table:table-cell table:number-columns-repeated="1638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office:string-value="https://www.carrefour.fr/magasin/market-erquinghem-lys/drive" table:formula="of:=CONCATENATE(&quot;https://www.carrefour.fr/magasin/&quot;;SUBSTITUTE(LOWER([.C14]);&quot; &quot;;&quot;-&quot;);&quot;/drive&quot;)" table:style-name="ce1">
            <text:p>https://www.carrefour.fr/magasin/market-erquinghem-lys/drive</text:p>
          </table:table-cell>
          <table:table-cell office:value-type="string" table:style-name="ce2">
            <text:p><text:a xlink:href="https://www.carrefour.fr/magasin/market-erquinghem-lys">Market Erquinghem-Lys</text:a>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office:string-value="https://www.carrefour.fr/magasin/market-tourcoing/drive" table:formula="of:=CONCATENATE(&quot;https://www.carrefour.fr/magasin/&quot;;SUBSTITUTE(LOWER([.C15]);&quot; &quot;;&quot;-&quot;);&quot;/drive&quot;)" table:style-name="ce1">
            <text:p>https://www.carrefour.fr/magasin/market-tourcoing/drive</text:p>
          </table:table-cell>
          <table:table-cell office:value-type="string" table:style-name="ce2">
            <text:p><text:a xlink:href="https://www.carrefour.fr/magasin/market-tourcoing">Market Tourcoing</text:a>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office:string-value="https://www.carrefour.fr/magasin/market-thumeries/drive" table:formula="of:=CONCATENATE(&quot;https://www.carrefour.fr/magasin/&quot;;SUBSTITUTE(LOWER([.C16]);&quot; &quot;;&quot;-&quot;);&quot;/drive&quot;)" table:style-name="ce1">
            <text:p>https://www.carrefour.fr/magasin/market-thumeries/drive</text:p>
          </table:table-cell>
          <table:table-cell office:value-type="string" table:style-name="ce2">
            <text:p><text:a xlink:href="https://www.carrefour.fr/magasin/market-thumeries">Market Thumeries</text:a>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office:string-value="https://www.carrefour.fr/magasin/market-bauvin/drive" table:formula="of:=CONCATENATE(&quot;https://www.carrefour.fr/magasin/&quot;;SUBSTITUTE(LOWER([.C17]);&quot; &quot;;&quot;-&quot;);&quot;/drive&quot;)" table:style-name="ce1">
            <text:p>https://www.carrefour.fr/magasin/market-bauvin/drive</text:p>
          </table:table-cell>
          <table:table-cell office:value-type="string" table:style-name="ce2">
            <text:p><text:a xlink:href="https://www.carrefour.fr/magasin/market-bauvin">Market Bauvin</text:a></text:p>
          </table:table-cell>
          <table:table-cell table:number-columns-repeated="16381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office:string-value="https://www.carrefour.fr/magasin/market-comines-la-lys/drive" table:formula="of:=CONCATENATE(&quot;https://www.carrefour.fr/magasin/&quot;;SUBSTITUTE(LOWER([.C18]);&quot; &quot;;&quot;-&quot;);&quot;/drive&quot;)" table:style-name="ce1">
            <text:p>https://www.carrefour.fr/magasin/market-comines-la-lys/drive</text:p>
          </table:table-cell>
          <table:table-cell office:value-type="string" table:style-name="ce2">
            <text:p><text:a xlink:href="https://www.carrefour.fr/magasin/market-comines-la-lys">Market Comines La Lys</text:a></text:p>
          </table:table-cell>
          <table:table-cell table:number-columns-repeated="16381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office:string-value="https://www.carrefour.fr/magasin/market-wingles-meurchin/drive" table:formula="of:=CONCATENATE(&quot;https://www.carrefour.fr/magasin/&quot;;SUBSTITUTE(LOWER([.C19]);&quot; &quot;;&quot;-&quot;);&quot;/drive&quot;)" table:style-name="ce1">
            <text:p>https://www.carrefour.fr/magasin/market-wingles-meurchin/drive</text:p>
          </table:table-cell>
          <table:table-cell office:value-type="string" table:style-name="ce2">
            <text:p><text:a xlink:href="https://www.carrefour.fr/magasin/market-wingles-meurchin">Market Wingles Meurchin</text:a>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office:string-value="https://www.carrefour.fr/magasin/market-leforest/drive" table:formula="of:=CONCATENATE(&quot;https://www.carrefour.fr/magasin/&quot;;SUBSTITUTE(LOWER([.C20]);&quot; &quot;;&quot;-&quot;);&quot;/drive&quot;)" table:style-name="ce1">
            <text:p>https://www.carrefour.fr/magasin/market-leforest/drive</text:p>
          </table:table-cell>
          <table:table-cell office:value-type="string" table:style-name="ce2">
            <text:p><text:a xlink:href="https://www.carrefour.fr/magasin/market-leforest">Market Leforest</text:a>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office:string-value="https://www.carrefour.fr/magasin/auchy-les-mines/drive" table:formula="of:=CONCATENATE(&quot;https://www.carrefour.fr/magasin/&quot;;SUBSTITUTE(LOWER([.C21]);&quot; &quot;;&quot;-&quot;);&quot;/drive&quot;)" table:style-name="ce1">
            <text:p>https://www.carrefour.fr/magasin/auchy-les-mines/drive</text:p>
          </table:table-cell>
          <table:table-cell office:value-type="string" table:style-name="ce2">
            <text:p><text:a xlink:href="https://www.carrefour.fr/magasin/auchy-les-mines">Auchy Les Mines</text:a>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Antoine Brion</meta:initial-creator>
    <dc:creator>Antoine Brion</dc:creator>
    <meta:creation-date>2021-01-04T19:33:50Z</meta:creation-date>
    <dc:date>2021-01-18T21:15:26Z</dc:date>
  </office:meta>
</office:document-meta>
</file>